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6264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6055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9618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NODEID</text:p>
          </table:table-cell>
          <table:table-cell office:value-type="string">
            <text:p>TOTAL</text:p>
          </table:table-cell>
          <table:table-cell office:value-type="string">
            <text:p>GOOD</text:p>
          </table:table-cell>
          <table:table-cell office:value-type="string">
            <text:p>FINAL</text:p>
          </table:table-cell>
          <table:table-cell office:value-type="string">
            <text:p>GOOD</text:p>
          </table:table-cell>
          <table:table-cell office:value-type="string">
            <text:p>FINAL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47582">
            <text:p>147582</text:p>
          </table:table-cell>
          <table:table-cell office:value-type="float" office:value="133514">
            <text:p>133514</text:p>
          </table:table-cell>
          <table:table-cell office:value-type="float" office:value="14068">
            <text:p>14068</text:p>
          </table:table-cell>
          <table:table-cell table:formula="oooc:=100*([.C2]/[.B2])" office:value-type="float" office:value="90.467672209348">
            <text:p>90.47</text:p>
          </table:table-cell>
          <table:table-cell table:formula="oooc:=100*([.D2]/[.B2])" office:value-type="float" office:value="9.53232779065198">
            <text:p>9.5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42754">
            <text:p>142754</text:p>
          </table:table-cell>
          <table:table-cell office:value-type="float" office:value="129003">
            <text:p>129003</text:p>
          </table:table-cell>
          <table:table-cell office:value-type="float" office:value="13751">
            <text:p>13751</text:p>
          </table:table-cell>
          <table:table-cell table:formula="oooc:=100*([.C3]/[.B3])" office:value-type="float" office:value="90.3673452232512">
            <text:p>90.37</text:p>
          </table:table-cell>
          <table:table-cell table:formula="oooc:=100*([.D3]/[.B3])" office:value-type="float" office:value="9.63265477674881">
            <text:p>9.6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39963">
            <text:p>139963</text:p>
          </table:table-cell>
          <table:table-cell office:value-type="float" office:value="136614">
            <text:p>136614</text:p>
          </table:table-cell>
          <table:table-cell office:value-type="float" office:value="3349">
            <text:p>3349</text:p>
          </table:table-cell>
          <table:table-cell table:formula="oooc:=100*([.C4]/[.B4])" office:value-type="float" office:value="97.6072247665454">
            <text:p>97.61</text:p>
          </table:table-cell>
          <table:table-cell table:formula="oooc:=100*([.D4]/[.B4])" office:value-type="float" office:value="2.39277523345456">
            <text:p>2.3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28416">
            <text:p>128416</text:p>
          </table:table-cell>
          <table:table-cell office:value-type="float" office:value="118574">
            <text:p>118574</text:p>
          </table:table-cell>
          <table:table-cell office:value-type="float" office:value="9842">
            <text:p>9842</text:p>
          </table:table-cell>
          <table:table-cell table:formula="oooc:=100*([.C5]/[.B5])" office:value-type="float" office:value="92.3358460004984">
            <text:p>92.34</text:p>
          </table:table-cell>
          <table:table-cell table:formula="oooc:=100*([.D5]/[.B5])" office:value-type="float" office:value="7.66415399950162">
            <text:p>7.6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3150">
            <text:p>93150</text:p>
          </table:table-cell>
          <table:table-cell office:value-type="float" office:value="91109">
            <text:p>91109</text:p>
          </table:table-cell>
          <table:table-cell office:value-type="float" office:value="2041">
            <text:p>2041</text:p>
          </table:table-cell>
          <table:table-cell table:formula="oooc:=100*([.C6]/[.B6])" office:value-type="float" office:value="97.808910359635">
            <text:p>97.81</text:p>
          </table:table-cell>
          <table:table-cell table:formula="oooc:=100*([.D6]/[.B6])" office:value-type="float" office:value="2.191089640365">
            <text:p>2.1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41575">
            <text:p>141575</text:p>
          </table:table-cell>
          <table:table-cell office:value-type="float" office:value="140187">
            <text:p>140187</text:p>
          </table:table-cell>
          <table:table-cell office:value-type="float" office:value="1388">
            <text:p>1388</text:p>
          </table:table-cell>
          <table:table-cell table:formula="oooc:=100*([.C7]/[.B7])" office:value-type="float" office:value="99.0196009182412">
            <text:p>99.02</text:p>
          </table:table-cell>
          <table:table-cell table:formula="oooc:=100*([.D7]/[.B7])" office:value-type="float" office:value="0.980399081758785">
            <text:p>0.9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9107">
            <text:p>109107</text:p>
          </table:table-cell>
          <table:table-cell office:value-type="float" office:value="95164">
            <text:p>95164</text:p>
          </table:table-cell>
          <table:table-cell office:value-type="float" office:value="13943">
            <text:p>13943</text:p>
          </table:table-cell>
          <table:table-cell table:formula="oooc:=100*([.C8]/[.B8])" office:value-type="float" office:value="87.2208015984309">
            <text:p>87.22</text:p>
          </table:table-cell>
          <table:table-cell table:formula="oooc:=100*([.D8]/[.B8])" office:value-type="float" office:value="12.7791984015691">
            <text:p>12.7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1327">
            <text:p>141327</text:p>
          </table:table-cell>
          <table:table-cell office:value-type="float" office:value="114674">
            <text:p>114674</text:p>
          </table:table-cell>
          <table:table-cell office:value-type="float" office:value="26653">
            <text:p>26653</text:p>
          </table:table-cell>
          <table:table-cell table:formula="oooc:=100*([.C9]/[.B9])" office:value-type="float" office:value="81.1409001818478">
            <text:p>81.14</text:p>
          </table:table-cell>
          <table:table-cell table:formula="oooc:=100*([.D9]/[.B9])" office:value-type="float" office:value="18.8590998181522">
            <text:p>18.8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8181">
            <text:p>108181</text:p>
          </table:table-cell>
          <table:table-cell office:value-type="float" office:value="106242">
            <text:p>106242</text:p>
          </table:table-cell>
          <table:table-cell office:value-type="float" office:value="1939">
            <text:p>1939</text:p>
          </table:table-cell>
          <table:table-cell table:formula="oooc:=100*([.C10]/[.B10])" office:value-type="float" office:value="98.2076335031105">
            <text:p>98.21</text:p>
          </table:table-cell>
          <table:table-cell table:formula="oooc:=100*([.D10]/[.B10])" office:value-type="float" office:value="1.79236649688947">
            <text:p>1.7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9485">
            <text:p>99485</text:p>
          </table:table-cell>
          <table:table-cell office:value-type="float" office:value="93355">
            <text:p>93355</text:p>
          </table:table-cell>
          <table:table-cell office:value-type="float" office:value="6130">
            <text:p>6130</text:p>
          </table:table-cell>
          <table:table-cell table:formula="oooc:=100*([.C11]/[.B11])" office:value-type="float" office:value="93.8382670754385">
            <text:p>93.84</text:p>
          </table:table-cell>
          <table:table-cell table:formula="oooc:=100*([.D11]/[.B11])" office:value-type="float" office:value="6.16173292456149">
            <text:p>6.1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9719">
            <text:p>139719</text:p>
          </table:table-cell>
          <table:table-cell office:value-type="float" office:value="137549">
            <text:p>137549</text:p>
          </table:table-cell>
          <table:table-cell office:value-type="float" office:value="2170">
            <text:p>2170</text:p>
          </table:table-cell>
          <table:table-cell table:formula="oooc:=100*([.C12]/[.B12])" office:value-type="float" office:value="98.4468826716481">
            <text:p>98.45</text:p>
          </table:table-cell>
          <table:table-cell table:formula="oooc:=100*([.D12]/[.B12])" office:value-type="float" office:value="1.55311732835191">
            <text:p>1.5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42643">
            <text:p>142643</text:p>
          </table:table-cell>
          <table:table-cell office:value-type="float" office:value="117677">
            <text:p>117677</text:p>
          </table:table-cell>
          <table:table-cell office:value-type="float" office:value="24966">
            <text:p>24966</text:p>
          </table:table-cell>
          <table:table-cell table:formula="oooc:=100*([.C13]/[.B13])" office:value-type="float" office:value="82.4975638482085">
            <text:p>82.50</text:p>
          </table:table-cell>
          <table:table-cell table:formula="oooc:=100*([.D13]/[.B13])" office:value-type="float" office:value="17.5024361517915">
            <text:p>17.5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07203">
            <text:p>107203</text:p>
          </table:table-cell>
          <table:table-cell office:value-type="float" office:value="104506">
            <text:p>104506</text:p>
          </table:table-cell>
          <table:table-cell office:value-type="float" office:value="2697">
            <text:p>2697</text:p>
          </table:table-cell>
          <table:table-cell table:formula="oooc:=100*([.C14]/[.B14])" office:value-type="float" office:value="97.4842121955542">
            <text:p>97.48</text:p>
          </table:table-cell>
          <table:table-cell table:formula="oooc:=100*([.D14]/[.B14])" office:value-type="float" office:value="2.51578780444577">
            <text:p>2.5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36472">
            <text:p>136472</text:p>
          </table:table-cell>
          <table:table-cell office:value-type="float" office:value="132729">
            <text:p>132729</text:p>
          </table:table-cell>
          <table:table-cell office:value-type="float" office:value="3743">
            <text:p>3743</text:p>
          </table:table-cell>
          <table:table-cell table:formula="oooc:=100*([.C15]/[.B15])" office:value-type="float" office:value="97.2573128553843">
            <text:p>97.26</text:p>
          </table:table-cell>
          <table:table-cell table:formula="oooc:=100*([.D15]/[.B15])" office:value-type="float" office:value="2.74268714461575">
            <text:p>2.7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2188">
            <text:p>132188</text:p>
          </table:table-cell>
          <table:table-cell office:value-type="float" office:value="100557">
            <text:p>100557</text:p>
          </table:table-cell>
          <table:table-cell office:value-type="float" office:value="31631">
            <text:p>31631</text:p>
          </table:table-cell>
          <table:table-cell table:formula="oooc:=100*([.C16]/[.B16])" office:value-type="float" office:value="76.0712016219324">
            <text:p>76.07</text:p>
          </table:table-cell>
          <table:table-cell table:formula="oooc:=100*([.D16]/[.B16])" office:value-type="float" office:value="23.9287983780676">
            <text:p>23.9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37998">
            <text:p>137998</text:p>
          </table:table-cell>
          <table:table-cell office:value-type="float" office:value="135290">
            <text:p>135290</text:p>
          </table:table-cell>
          <table:table-cell office:value-type="float" office:value="2708">
            <text:p>2708</text:p>
          </table:table-cell>
          <table:table-cell table:formula="oooc:=100*([.C17]/[.B17])" office:value-type="float" office:value="98.0376527196046">
            <text:p>98.04</text:p>
          </table:table-cell>
          <table:table-cell table:formula="oooc:=100*([.D17]/[.B17])" office:value-type="float" office:value="1.96234728039537">
            <text:p>1.96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ooc:=SUM([.B2:.B17])" office:value-type="float" office:value="2047763">
            <text:p>2047763</text:p>
          </table:table-cell>
          <table:table-cell table:formula="oooc:=SUM([.C2:.C17])" office:value-type="float" office:value="1886744">
            <text:p>1886744</text:p>
          </table:table-cell>
          <table:table-cell table:formula="oooc:=SUM([.D2:.D17])" office:value-type="float" office:value="161019">
            <text:p>161019</text:p>
          </table:table-cell>
          <table:table-cell table:formula="oooc:=100*([.C18]/[.B18])" office:value-type="float" office:value="92.1368341941914">
            <text:p>92.14</text:p>
          </table:table-cell>
          <table:table-cell table:formula="oooc:=100*([.D18]/[.B18])" office:value-type="float" office:value="7.86316580580858">
            <text:p>7.86</text:p>
          </table:table-cell>
        </table:table-row>
        <table:table-row table:style-name="ro1" table:number-rows-repeated="65517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0">04/20/2006</text:date>, <text:time>10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4-11T20:28:24</meta:creation-date>
    <dc:creator>Geoffrey Werner-Allen</dc:creator>
    <dc:date>2006-04-20T10:30:35</dc:date>
    <dc:language>en-US</dc:language>
    <meta:editing-cycles>2</meta:editing-cycles>
    <meta:editing-duration>PT9M11S</meta:editing-duration>
    <meta:user-defined meta:name="Info 1"/>
    <meta:user-defined meta:name="Info 2"/>
    <meta:user-defined meta:name="Info 3"/>
    <meta:user-defined meta:name="Info 4"/>
    <meta:document-statistic meta:table-count="1" meta:cell-count="108"/>
  </office:meta>
</office:document-meta>
</file>